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system-ui" svg:font-family="system-ui, Ubuntu, 'Droid Sans', sans-serif"/>
  </office:font-face-decls>
  <office:automatic-styles>
    <style:style style:name="Tabela1" style:family="table">
      <style:table-properties style:width="16.76cm" fo:margin-left="0cm" table:align="left" fo:background-color="transparent" style:writing-mode="lr-tb">
        <style:background-image/>
      </style:table-properties>
    </style:style>
    <style:style style:name="Tabela1.A" style:family="table-column">
      <style:table-column-properties style:column-width="2.083cm"/>
    </style:style>
    <style:style style:name="Tabela1.B" style:family="table-column">
      <style:table-column-properties style:column-width="1.499cm"/>
    </style:style>
    <style:style style:name="Tabela1.C" style:family="table-column">
      <style:table-column-properties style:column-width="10.308cm"/>
    </style:style>
    <style:style style:name="Tabela1.D" style:family="table-column">
      <style:table-column-properties style:column-width="2.87cm"/>
    </style:style>
    <style:style style:name="Tabela1.1" style:family="table-row">
      <style:table-row-properties style:min-row-height="0.002cm" fo:background-color="transparent" fo:keep-together="auto">
        <style:background-image/>
      </style:table-row-properties>
    </style:style>
    <style:style style:name="Tabela1.A1" style:family="table-cell">
      <style:table-cell-properties style:vertical-align="" fo:padding-left="0.191cm" fo:padding-right="0.191cm" fo:padding-top="0cm" fo:padding-bottom="0cm" fo:border="0.75pt solid #000000" style:writing-mode="lr-tb"/>
    </style:style>
    <style:style style:name="Tabela2" style:family="table">
      <style:table-properties style:width="14.997cm" fo:margin-left="1.296cm" table:align="left" fo:background-color="transparent" style:writing-mode="lr-tb">
        <style:background-image/>
      </style:table-properties>
    </style:style>
    <style:style style:name="Tabela2.A" style:family="table-column">
      <style:table-column-properties style:column-width="2.891cm"/>
    </style:style>
    <style:style style:name="Tabela2.B" style:family="table-column">
      <style:table-column-properties style:column-width="12.106cm"/>
    </style:style>
    <style:style style:name="Tabela2.1" style:family="table-row">
      <style:table-row-properties fo:background-color="transparent" fo:keep-together="auto">
        <style:background-image/>
      </style:table-row-properties>
    </style:style>
    <style:style style:name="Tabela2.A1" style:family="table-cell">
      <style:table-cell-properties style:vertical-align="middle" fo:padding="0.097cm" fo:border-left="0.75pt solid #666666" fo:border-right="none" fo:border-top="0.75pt solid #666666" fo:border-bottom="0.75pt solid #666666" style:writing-mode="lr-tb"/>
    </style:style>
    <style:style style:name="Tabela2.B1" style:family="table-cell">
      <style:table-cell-properties style:vertical-align="middle" fo:padding="0.097cm" fo:border="0.75pt solid #666666" style:writing-mode="lr-tb"/>
    </style:style>
    <style:style style:name="Tabela2.A2" style:family="table-cell">
      <style:table-cell-properties style:vertical-align="middle" fo:padding="0.097cm" fo:border-left="0.75pt solid #666666" fo:border-right="none" fo:border-top="none" fo:border-bottom="0.75pt solid #666666" style:writing-mode="lr-tb"/>
    </style:style>
    <style:style style:name="Tabela2.B2" style:family="table-cell">
      <style:table-cell-properties style:vertical-align="middle" fo:padding="0.097cm" fo:border-left="0.75pt solid #666666" fo:border-right="0.75pt solid #666666" fo:border-top="none" fo:border-bottom="0.75pt solid #666666" style:writing-mode="lr-tb"/>
    </style:style>
    <style:style style:name="Tabela2.5" style:family="table-row">
      <style:table-row-properties style:min-row-height="0.467cm" fo:background-color="transparent" fo:keep-together="auto">
        <style:background-image/>
      </style:table-row-properties>
    </style:style>
    <style:style style:name="P1" style:family="paragraph" style:parent-style-name="Standard">
      <style:text-properties fo:font-size="12pt" fo:language="pt" fo:country="BR" style:font-size-asian="12pt" style:font-size-complex="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fo:language="pt" fo:country="BR" style:font-size-asian="12pt" style:font-size-complex="12pt"/>
    </style:style>
    <style:style style:name="P3" style:family="paragraph" style:parent-style-name="Header">
      <style:text-properties fo:font-size="12pt" fo:language="pt" fo:country="BR" style:font-size-asian="12pt" style:font-size-complex="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language="pt" fo:country="BR" fo:font-weight="bold" style:font-size-asian="18pt" style:font-weight-asian="bold" style:font-name-complex="Arial" style:font-size-complex="18pt" style:font-weight-complex="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language="pt" fo:country="BR" fo:font-weight="bold" style:font-size-asian="12pt" style:font-weight-asian="bold" style:font-name-complex="Arial" style:font-size-complex="12pt" style:font-weight-complex="bold"/>
    </style:style>
    <style:style style:name="P6" style:family="paragraph" style:parent-style-name="Standard">
      <style:text-properties fo:language="pt" fo:country="BR"/>
    </style:style>
    <style:style style:name="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P8" style:family="paragraph" style:parent-style-name="Header">
      <style:text-properties fo:language="pt" fo:country="BR"/>
    </style:style>
    <style:style style:name="P9" style:family="paragraph" style:parent-style-name="Standard">
      <style:paragraph-properties fo:margin-left="0cm" fo:margin-right="0.635cm" fo:text-indent="0cm" style:auto-text-indent="false"/>
      <style:text-properties fo:language="pt" fo:country="BR"/>
    </style:style>
    <style:style style:name="P10" style:family="paragraph" style:parent-style-name="Standard">
      <style:paragraph-properties fo:text-align="center" style:justify-single-word="false"/>
      <style:text-properties fo:language="pt" fo:country="BR"/>
    </style:style>
    <style:style style:name="P11" style:family="paragraph" style:parent-style-name="Footer">
      <style:text-properties fo:language="pt" fo:country="BR"/>
    </style:style>
    <style:style style:name="P12" style:family="paragraph" style:parent-style-name="Standard">
      <style:paragraph-properties fo:text-align="end" style:justify-single-word="false"/>
    </style:style>
    <style:style style:name="P13" style:family="paragraph" style:parent-style-name="Title">
      <style:paragraph-properties fo:text-align="end" style:justify-single-word="false"/>
      <style:text-properties style:font-name="Liberation Serif" fo:language="pt" fo:country="BR"/>
    </style:style>
    <style:style style:name="P14" style:family="paragraph" style:parent-style-name="Heading">
      <style:paragraph-properties fo:text-align="end" style:justify-single-word="false"/>
      <style:text-properties style:font-name="Liberation Serif" fo:language="pt" fo:country="BR"/>
    </style:style>
    <style:style style:name="P15" style:family="paragraph" style:parent-style-name="Standard">
      <style:paragraph-properties fo:text-align="end" style:justify-single-word="false"/>
      <style:text-properties style:font-name="Liberation Serif" fo:language="pt" fo:country="BR"/>
    </style:style>
    <style:style style:name="P16" style:family="paragraph" style:parent-style-name="Heading">
      <style:paragraph-properties fo:break-before="page"/>
      <style:text-properties style:font-name="Liberation Serif" fo:language="pt" fo:country="BR"/>
    </style:style>
    <style:style style:name="P17" style:family="paragraph" style:parent-style-name="InfoBlue">
      <style:text-properties style:font-name="Liberation Serif" fo:language="pt" fo:country="BR"/>
    </style:style>
    <style:style style:name="P18" style:family="paragraph" style:parent-style-name="Standard">
      <style:text-properties style:font-name="Liberation Serif" fo:language="pt" fo:country="BR"/>
    </style:style>
    <style:style style:name="P19" style:family="paragraph" style:parent-style-name="Standard">
      <style:paragraph-properties fo:text-align="start" style:justify-single-word="false"/>
      <style:text-properties style:font-name="Liberation Serif" fo:language="pt" fo:country="BR" fo:font-weight="bold" style:font-weight-asian="bold" style:font-weight-complex="bold"/>
    </style:style>
    <style:style style:name="P20" style:family="paragraph" style:parent-style-name="Standard">
      <loext:graphic-properties draw:fill="none"/>
      <style:paragraph-properties fo:margin-left="0cm" fo:margin-right="0cm" style:line-height-at-least="0.423cm" fo:text-align="start" style:justify-single-word="false" fo:orphans="0" fo:widows="0" fo:text-indent="0cm" style:auto-text-indent="false" fo:background-color="transparent" style:text-autospace="none" style:writing-mode="lr-tb"/>
      <style:text-properties style:font-name="Liberation Serif" fo:language="pt" fo:country="BR" fo:font-weight="bold" style:font-weight-asian="bold" style:font-weight-complex="bold"/>
    </style:style>
    <style:style style:name="P21" style:family="paragraph" style:parent-style-name="Tabletext">
      <style:paragraph-properties fo:text-align="center" style:justify-single-word="false"/>
      <style:text-properties style:font-name="Liberation Serif" fo:language="pt" fo:country="BR" fo:font-weight="bold" style:font-weight-asian="bold" style:font-weight-complex="bold"/>
    </style:style>
    <style:style style:name="P22" style:family="paragraph" style:parent-style-name="Text_20_body">
      <style:text-properties style:font-name="Liberation Serif" fo:language="pt" fo:country="BR" fo:font-weight="bold" style:font-weight-asian="bold" style:font-weight-complex="bold"/>
    </style:style>
    <style:style style:name="P23" style:family="paragraph" style:parent-style-name="Tabletext">
      <style:paragraph-properties fo:text-align="center" style:justify-single-word="false" style:snap-to-layout-grid="false"/>
      <style:text-properties style:font-name="Liberation Serif" fo:language="pt" fo:country="BR"/>
    </style:style>
    <style:style style:name="P24" style:family="paragraph" style:parent-style-name="Tabletext">
      <style:text-properties style:font-name="Liberation Serif" fo:language="pt" fo:country="BR" officeooo:rsid="0023d9f9" officeooo:paragraph-rsid="0023d9f9"/>
    </style:style>
    <style:style style:name="P25" style:family="paragraph" style:parent-style-name="Tabletext">
      <style:paragraph-properties fo:text-align="center" style:justify-single-word="false"/>
      <style:text-properties style:font-name="Liberation Serif" fo:language="pt" fo:country="BR" officeooo:rsid="0023d9f9" officeooo:paragraph-rsid="0023d9f9"/>
    </style:style>
    <style:style style:name="P26" style:family="paragraph" style:parent-style-name="Tabletext">
      <style:paragraph-properties fo:text-align="center" style:justify-single-word="false" style:snap-to-layout-grid="false"/>
      <style:text-properties style:font-name="Liberation Serif" fo:language="pt" fo:country="BR" officeooo:rsid="0023d9f9" officeooo:paragraph-rsid="0023d9f9"/>
    </style:style>
    <style:style style:name="P27" style:family="paragraph" style:parent-style-name="Tabletext">
      <style:paragraph-properties style:snap-to-layout-grid="false"/>
      <style:text-properties style:font-name="Liberation Serif" fo:language="pt" fo:country="BR" officeooo:rsid="0023d9f9" officeooo:paragraph-rsid="0023d9f9"/>
    </style:style>
    <style:style style:name="P28" style:family="paragraph" style:parent-style-name="Tabletext">
      <style:text-properties style:font-name="Liberation Serif" fo:language="pt" fo:country="BR"/>
    </style:style>
    <style:style style:name="P29" style:family="paragraph" style:parent-style-name="Tabletext">
      <style:paragraph-properties style:snap-to-layout-grid="false"/>
      <style:text-properties style:font-name="Liberation Serif" fo:language="pt" fo:country="BR"/>
    </style:style>
    <style:style style:name="P30" style:family="paragraph" style:parent-style-name="Text_20_body">
      <style:paragraph-properties fo:line-height="150%" fo:text-align="justify" style:justify-single-word="false"/>
      <style:text-properties style:font-name="Liberation Serif" fo:language="pt" fo:country="BR" officeooo:rsid="001a63d6" officeooo:paragraph-rsid="001a63d6"/>
    </style:style>
    <style:style style:name="P31" style:family="paragraph" style:parent-style-name="Text_20_body">
      <style:paragraph-properties fo:text-align="justify" style:justify-single-word="false"/>
      <style:text-properties style:font-name="Liberation Serif" fo:language="pt" fo:country="BR"/>
    </style:style>
    <style:style style:name="P32" style:family="paragraph" style:parent-style-name="Text_20_body">
      <style:text-properties style:font-name="Liberation Serif" fo:language="pt" fo:country="BR"/>
    </style:style>
    <style:style style:name="P33" style:family="paragraph" style:parent-style-name="infoblue">
      <style:text-properties style:font-name="Liberation Serif" fo:language="pt" fo:country="BR"/>
    </style:style>
    <style:style style:name="P34" style:family="paragraph" style:parent-style-name="infoblue">
      <style:paragraph-properties fo:margin-left="1.905cm" fo:margin-right="0cm" fo:text-indent="-0.635cm" style:auto-text-indent="false"/>
      <style:text-properties style:font-name="Liberation Serif" fo:language="pt" fo:country="BR"/>
    </style:style>
    <style:style style:name="P35" style:family="paragraph" style:parent-style-name="Standard">
      <style:paragraph-properties fo:text-align="start" style:justify-single-word="false" style:snap-to-layout-grid="false"/>
      <style:text-properties style:font-name="Liberation Serif" fo:font-size="10pt" fo:language="pt" fo:country="BR" officeooo:rsid="00267c52" officeooo:paragraph-rsid="00267c52"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snap-to-layout-grid="false"/>
      <style:text-properties style:font-name="Liberation Serif" fo:font-size="10pt" fo:language="pt" fo:country="BR" officeooo:rsid="00267c52" officeooo:paragraph-rsid="00267c52" style:font-size-asian="10pt" style:font-size-complex="10pt"/>
    </style:style>
    <style:style style:name="P37" style:family="paragraph" style:parent-style-name="Standard">
      <style:paragraph-properties fo:text-align="start" style:justify-single-word="false" style:snap-to-layout-grid="false"/>
      <style:text-properties style:font-name="Liberation Serif" fo:font-size="10pt" fo:language="pt" fo:country="BR" style:font-size-asian="10pt" style:font-size-complex="10pt"/>
    </style:style>
    <style:style style:name="P38" style:family="paragraph" style:parent-style-name="Standard">
      <style:paragraph-properties fo:text-align="justify" style:justify-single-word="false" style:snap-to-layout-grid="false"/>
      <style:text-properties style:font-name="Liberation Serif" fo:font-size="10pt" fo:language="pt" fo:country="BR" style:font-size-asian="10pt" style:font-size-complex="10pt"/>
    </style:style>
    <style:style style:name="P39" style:family="paragraph" style:parent-style-name="Contents_20_1">
      <style:paragraph-properties>
        <style:tab-stops/>
      </style:paragraph-properties>
    </style:style>
    <style:style style:name="P40" style:family="paragraph" style:parent-style-name="Contents_20_2">
      <style:paragraph-properties>
        <style:tab-stops/>
      </style:paragraph-properties>
    </style:style>
    <style:style style:name="P41" style:family="paragraph" style:parent-style-name="Contents_20_3">
      <style:paragraph-properties>
        <style:tab-stops/>
      </style:paragraph-properties>
    </style:style>
    <style:style style:name="P42" style:family="paragraph" style:parent-style-name="Heading" style:master-page-name="Converter_20_1">
      <style:paragraph-properties style:page-number="auto"/>
      <style:text-properties style:font-name="Liberation Serif" fo:language="pt" fo:country="BR"/>
    </style:style>
    <style:style style:name="P43" style:family="paragraph" style:parent-style-name="Heading" style:list-style-name="">
      <style:text-properties style:font-name="Liberation Serif" fo:language="pt" fo:country="BR"/>
    </style:style>
    <style:style style:name="P44" style:family="paragraph" style:parent-style-name="Contents_20_1">
      <style:paragraph-properties>
        <style:tab-stops/>
      </style:paragraph-properties>
    </style:style>
    <style:style style:name="P45" style:family="paragraph" style:parent-style-name="Contents_20_2">
      <style:paragraph-properties>
        <style:tab-stops/>
      </style:paragraph-properties>
    </style:style>
    <style:style style:name="P46" style:family="paragraph" style:parent-style-name="Contents_20_3">
      <style:paragraph-properties>
        <style:tab-stops/>
      </style:paragraph-properties>
    </style:style>
    <style:style style:name="P47" style:family="paragraph" style:parent-style-name="Heading_20_1" style:master-page-name="">
      <loext:graphic-properties draw:fill="none"/>
      <style:paragraph-properties fo:margin-left="0cm" fo:margin-right="0cm" fo:margin-top="0.349cm" fo:margin-bottom="0.349cm" style:contextual-spacing="false" style:line-height-at-least="0.423cm" fo:orphans="0" fo:widows="0" fo:text-indent="0cm" style:auto-text-indent="false" style:page-number="auto" fo:background-color="transparent" fo:keep-with-next="always" style:text-autospace="none" style:writing-mode="lr-tb">
        <style:tab-stops/>
      </style:paragraph-properties>
      <style:text-properties style:font-name="Liberation Serif" fo:language="pt" fo:country="BR"/>
    </style:style>
    <style:style style:name="P48" style:family="paragraph" style:parent-style-name="Heading_20_1" style:master-page-name="">
      <loext:graphic-properties draw:fill="none"/>
      <style:paragraph-properties fo:margin-left="0cm" fo:margin-right="0cm" fo:margin-top="0.349cm" fo:margin-bottom="0.349cm" style:contextual-spacing="false" style:line-height-at-least="0.423cm" fo:orphans="0" fo:widows="0" fo:text-indent="0cm" style:auto-text-indent="false" style:page-number="auto" fo:background-color="transparent" fo:keep-with-next="always" style:text-autospace="none" style:writing-mode="lr-tb">
        <style:tab-stops/>
      </style:paragraph-properties>
      <style:text-properties style:font-name="Liberation Serif" fo:font-size="10pt" fo:language="pt" fo:country="BR" style:font-size-asian="10pt" style:font-size-complex="10pt"/>
    </style:style>
    <style:style style:name="P49" style:family="paragraph" style:parent-style-name="Heading_20_1">
      <loext:graphic-properties draw:fill="none"/>
      <style:paragraph-properties fo:margin-left="0cm" fo:margin-right="0cm" fo:margin-top="0.349cm" fo:margin-bottom="0.349cm" style:contextual-spacing="false" style:line-height-at-least="0.423cm" fo:orphans="0" fo:widows="0" fo:text-indent="0cm" style:auto-text-indent="false" fo:background-color="transparent" fo:keep-with-next="always" style:text-autospace="none" style:writing-mode="lr-tb">
        <style:tab-stops/>
      </style:paragraph-properties>
      <style:text-properties style:font-name="Liberation Serif" fo:font-size="10pt" fo:language="pt" fo:country="BR" style:font-size-asian="10pt" style:font-size-complex="10pt"/>
    </style:style>
    <style:style style:name="P50" style:family="paragraph" style:parent-style-name="Heading_20_2">
      <style:text-properties style:font-name="Liberation Serif" fo:language="pt" fo:country="BR"/>
    </style:style>
    <style:style style:name="P51" style:family="paragraph" style:parent-style-name="Heading_20_2">
      <style:paragraph-properties fo:margin-left="0cm" fo:margin-right="0cm" fo:text-indent="-0.019cm" style:auto-text-indent="false"/>
      <style:text-properties style:font-name="Liberation Serif" fo:language="pt" fo:country="BR"/>
    </style:style>
    <style:style style:name="P52" style:family="paragraph" style:parent-style-name="Heading_20_2">
      <style:paragraph-properties fo:margin-left="0cm" fo:margin-right="0cm" fo:text-align="justify" style:justify-single-word="false" fo:text-indent="-0.019cm" style:auto-text-indent="false"/>
      <style:text-properties style:font-name="Liberation Serif" fo:language="pt" fo:country="BR"/>
    </style:style>
    <style:style style:name="P53" style:family="paragraph" style:parent-style-name="Heading_20_3">
      <style:paragraph-properties fo:margin-left="0cm" fo:margin-right="0cm" fo:text-indent="-0.019cm" style:auto-text-indent="false"/>
      <style:text-properties style:font-name="Liberation Serif" fo:language="pt" fo:country="BR"/>
    </style:style>
    <style:style style:name="P54" style:family="paragraph" style:parent-style-name="InfoBlue" style:list-style-name="L8">
      <style:paragraph-properties fo:line-height="150%"/>
      <style:text-properties style:use-window-font-color="true" loext:opacity="0%" style:font-name="Liberation Serif" fo:language="pt" fo:country="BR" fo:font-style="normal" officeooo:rsid="002d56e7" officeooo:paragraph-rsid="002d56e7" style:font-style-asian="normal" style:font-style-complex="normal"/>
    </style:style>
    <style:style style:name="P55" style:family="paragraph" style:parent-style-name="Text_20_body" style:list-style-name="WW8Num10">
      <style:paragraph-properties fo:text-align="justify" style:justify-single-word="false"/>
    </style:style>
    <style:style style:name="P56" style:family="paragraph" style:parent-style-name="Text_20_body">
      <style:paragraph-properties fo:text-align="justify" style:justify-single-word="false"/>
    </style:style>
    <style:style style:name="P57" style:family="paragraph" style:parent-style-name="Text_20_body">
      <style:text-properties style:font-name="Liberation Serif" fo:language="pt" fo:country="BR"/>
    </style:style>
    <style:style style:name="P58" style:family="paragraph" style:parent-style-name="Text_20_body">
      <style:paragraph-properties fo:text-align="justify" style:justify-single-word="false"/>
      <style:text-properties style:font-name="Liberation Serif" fo:language="pt" fo:country="BR"/>
    </style:style>
    <style:style style:name="P59" style:family="paragraph" style:parent-style-name="Text_20_body">
      <style:text-properties style:font-name="Liberation Serif" fo:language="pt" fo:country="BR" officeooo:rsid="002cc6d6" officeooo:paragraph-rsid="002cc6d6"/>
    </style:style>
    <style:style style:name="P60" style:family="paragraph" style:parent-style-name="Text_20_body">
      <style:paragraph-properties fo:text-align="justify" style:justify-single-word="false"/>
      <style:text-properties style:font-name="Liberation Serif"/>
    </style:style>
    <style:style style:name="P61" style:family="paragraph" style:parent-style-name="Text_20_body" style:list-style-name="L8">
      <style:paragraph-properties fo:line-height="150%"/>
      <style:text-properties style:use-window-font-color="true" loext:opacity="0%" style:font-name="Liberation Serif" fo:language="pt" fo:country="BR" fo:font-style="normal" officeooo:rsid="00300634" officeooo:paragraph-rsid="00300634" style:font-style-asian="normal" style:font-style-complex="normal"/>
    </style:style>
    <style:style style:name="P62" style:family="paragraph" style:parent-style-name="infoblue" style:list-style-name="WW8Num43">
      <style:text-properties style:font-name="Liberation Serif" fo:language="pt" fo:country="BR"/>
    </style:style>
    <style:style style:name="P63" style:family="paragraph" style:parent-style-name="infoblue" style:list-style-name="L6">
      <style:text-properties style:use-window-font-color="true" loext:opacity="0%" style:font-name="Liberation Serif" fo:language="pt" fo:country="BR"/>
    </style:style>
    <style:style style:name="T1" style:family="text">
      <style:text-properties officeooo:rsid="001b0c57"/>
    </style:style>
    <style:style style:name="T2" style:family="text">
      <style:text-properties officeooo:rsid="0021e70a"/>
    </style:style>
    <style:style style:name="T3" style:family="text">
      <style:text-properties officeooo:rsid="001a63d6"/>
    </style:style>
    <style:style style:name="T4" style:family="text">
      <style:text-properties officeooo:rsid="001cb875"/>
    </style:style>
    <style:style style:name="T5" style:family="text">
      <style:text-properties style:font-name="Symbol1" style:font-name-asian="Symbol1" style:font-name-complex="Symbol1"/>
    </style:style>
    <style:style style:name="T6" style:family="text">
      <style:text-properties style:font-name="Liberation Sans" style:font-name-asian="Symbol1" style:font-name-complex="Symbol1"/>
    </style:style>
    <style:style style:name="T7" style:family="text">
      <style:text-properties fo:language="pt" fo:country="BR"/>
    </style:style>
    <style:style style:name="T8" style:family="text">
      <style:text-properties fo:language="pt" fo:country="BR" officeooo:rsid="002adbc4"/>
    </style:style>
    <style:style style:name="T9" style:family="text">
      <style:text-properties fo:font-size="12pt" style:font-size-asian="12pt" style:font-size-complex="12pt"/>
    </style:style>
    <style:style style:name="T10" style:family="text">
      <style:text-properties fo:font-size="7pt" style:font-size-asian="7pt" style:font-size-complex="7pt"/>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size="14pt" style:font-size-asian="14pt" style:font-size-complex="14pt"/>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style:font-style-asian="italic" style:language-complex="ar" style:country-complex="SA" style:font-style-complex="italic"/>
    </style:style>
    <style:style style:name="T16" style:family="text">
      <style:text-properties style:font-name-complex="Symbol1"/>
    </style:style>
    <style:style style:name="T17" style:family="text">
      <style:text-properties style:font-name="Liberation Serif"/>
    </style:style>
    <style:style style:name="T18" style:family="text">
      <style:text-properties style:font-name="Liberation Serif" fo:language="pt" fo:country="BR"/>
    </style:style>
    <style:style style:name="T19" style:family="text">
      <style:text-properties style:font-name="Liberation Serif" fo:language="pt" fo:country="BR" fo:font-style="italic" style:font-style-asian="italic" style:font-style-complex="italic"/>
    </style:style>
    <style:style style:name="T20" style:family="text">
      <style:text-properties fo:font-size="10pt" style:font-size-asian="10pt" style:font-size-complex="10pt"/>
    </style:style>
    <style:style style:name="T21" style:family="text">
      <style:text-properties officeooo:rsid="00276cc8"/>
    </style:style>
    <style:style style:name="T22" style:family="text">
      <style:text-properties officeooo:rsid="00297923"/>
    </style:style>
    <style:style style:name="T23" style:family="text">
      <style:text-properties officeooo:rsid="002adbc4"/>
    </style:style>
    <style:style style:name="T24" style:family="text">
      <style:text-properties officeooo:rsid="002cc6d6"/>
    </style:style>
    <style:style style:name="T25" style:family="text">
      <style:text-properties officeooo:rsid="00300634"/>
    </style:style>
    <style:style style:name="T26" style:family="text">
      <style:text-properties officeooo:rsid="00310462"/>
    </style:style>
    <style:style style:name="T27" style:family="text">
      <style:text-properties officeooo:rsid="00326c3f"/>
    </style:style>
    <style:style style:name="T28" style:family="text">
      <style:text-properties officeooo:rsid="00331829"/>
    </style:style>
    <style:style style:name="T29" style:family="text">
      <style:text-properties officeooo:rsid="0034261c"/>
    </style:style>
    <style:style style:name="T30" style:family="text">
      <style:text-properties officeooo:rsid="0034780e"/>
    </style:style>
    <style:style style:name="T31" style:family="text">
      <style:text-properties officeooo:rsid="00366d9a"/>
    </style:style>
    <style:style style:name="T32" style:family="text">
      <style:text-properties officeooo:rsid="00381486"/>
    </style:style>
    <style:style style:name="T33" style:family="text">
      <style:text-properties officeooo:rsid="003839e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variable-decls>
        <text:variable-decl office:value-type="string" text:name="Company"/>
        <text:variable-decl office:value-type="string" text:name="Version"/>
        <text:variable-decl office:value-type="float" text:name="Tes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ubject>Sistema de Controle de Portarias e Comissões</text:subject></text:p>
      <text:p text:style-name="P13"><text:bookmark-start text:name="__RefHeading___Toc507_2504938150"/><text:title>Plano de Desenvolvimento de Software</text:title><text:bookmark-end text:name="__RefHeading___Toc507_2504938150"/></text:p>
      <text:p text:style-name="P14"><text:span text:style-name="T13">Versão </text:span><text:span text:style-name="T13"><text:variable-set text:name="Version" office:value-type="string">2.0</text:variable-set></text:span></text:p>
      <text:p text:style-name="P15"/>
      <text:p text:style-name="P42">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1">Data</text:p>
          </table:table-cell>
          <table:table-cell table:style-name="Tabela1.A1" office:value-type="string">
            <text:p text:style-name="P21">Versão</text:p>
          </table:table-cell>
          <table:table-cell table:style-name="Tabela1.A1" office:value-type="string">
            <text:p text:style-name="P21">Descrição</text:p>
          </table:table-cell>
          <table:table-cell table:style-name="Tabela1.A1" office:value-type="string">
            <text:p text:style-name="P21">Autor</text:p>
          </table:table-cell>
        </table:table-row>
        <table:table-row table:style-name="Tabela1.1">
          <table:table-cell table:style-name="Tabela1.A1" office:value-type="string">
            <text:p text:style-name="P24">30/07/2024</text:p>
          </table:table-cell>
          <table:table-cell table:style-name="Tabela1.A1" office:value-type="string">
            <text:p text:style-name="P25">1.0</text:p>
          </table:table-cell>
          <table:table-cell table:style-name="Tabela1.A1" office:value-type="string">
            <text:p text:style-name="P24">Plano de Desenvolvimento inicial. Arquivo em <text:span text:style-name="T15">markdown</text:span></text:p>
          </table:table-cell>
          <table:table-cell table:style-name="Tabela1.A1" office:value-type="string">
            <text:p text:style-name="P28">Ícaro Santos Aurich</text:p>
          </table:table-cell>
        </table:table-row>
        <table:table-row table:style-name="Tabela1.1">
          <table:table-cell table:style-name="Tabela1.A1" office:value-type="string">
            <text:p text:style-name="P27">18/07/2024</text:p>
          </table:table-cell>
          <table:table-cell table:style-name="Tabela1.A1" office:value-type="string">
            <text:p text:style-name="P26">2.0</text:p>
          </table:table-cell>
          <table:table-cell table:style-name="Tabela1.A1" office:value-type="string">
            <text:p text:style-name="P27">Altera o <text:span text:style-name="T14">template</text:span> desse documento e revisa o conteúdo das seções presentes da versão anterior.</text:p>
          </table:table-cell>
          <table:table-cell table:style-name="Tabela1.A1" office:value-type="string">
            <text:p text:style-name="P27">Anderson Passos Silva</text:p>
          </table:table-cell>
        </table:table-row>
        <table:table-row table:style-name="Tabela1.1">
          <table:table-cell table:style-name="Tabela1.A1" office:value-type="string">
            <text:p text:style-name="P29"/>
          </table:table-cell>
          <table:table-cell table:style-name="Tabela1.A1" office:value-type="string">
            <text:p text:style-name="P23"/>
          </table:table-cell>
          <table:table-cell table:style-name="Tabela1.A1" office:value-type="string">
            <text:p text:style-name="P29"/>
          </table:table-cell>
          <table:table-cell table:style-name="Tabela1.A1" office:value-type="string">
            <text:p text:style-name="P29"/>
          </table:table-cell>
        </table:table-row>
        <table:table-row table:style-name="Tabela1.1">
          <table:table-cell table:style-name="Tabela1.A1" office:value-type="string">
            <text:p text:style-name="P29"/>
          </table:table-cell>
          <table:table-cell table:style-name="Tabela1.A1" office:value-type="string">
            <text:p text:style-name="P23"/>
          </table:table-cell>
          <table:table-cell table:style-name="Tabela1.A1" office:value-type="string">
            <text:p text:style-name="P29"/>
          </table:table-cell>
          <table:table-cell table:style-name="Tabela1.A1" office:value-type="string">
            <text:p text:style-name="P29"/>
          </table:table-cell>
        </table:table-row>
      </table:table>
      <text:p text:style-name="P18"/>
      <text:p text:style-name="P16">Índice </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span> </text:index-entry-span>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span> </text:index-entry-span>
            <text:index-entry-page-number/>
            <text:index-entry-link-end/>
            <text:index-entry-link-end/>
          </text:table-of-content-entry-template>
        </text:table-of-content-source>
        <text:index-body>
          <text:p text:style-name="P39"><text:a xlink:type="simple" xlink:href="#__RefHeading___Toc18207458" text:style-name="Index_20_Link" text:visited-style-name="Index_20_Link">1. <text:s/>Introdução 3</text:a></text:p>
          <text:p text:style-name="P40"><text:a xlink:type="simple" xlink:href="#__RefHeading___Toc18207459" text:style-name="Index_20_Link" text:visited-style-name="Index_20_Link">1.1 <text:s/>Finalidade 4</text:a></text:p>
          <text:p text:style-name="P40"><text:a xlink:type="simple" xlink:href="#__RefHeading___Toc18207460" text:style-name="Index_20_Link" text:visited-style-name="Index_20_Link">1.2 <text:s/>Escopo 4</text:a></text:p>
          <text:p text:style-name="P40"><text:a xlink:type="simple" xlink:href="#__RefHeading___Toc18207463" text:style-name="Index_20_Link" text:visited-style-name="Index_20_Link">1.3 <text:s/>Visão Geral 4</text:a></text:p>
          <text:p text:style-name="P39"><text:a xlink:type="simple" xlink:href="#__RefHeading___Toc18207464" text:style-name="Index_20_Link" text:visited-style-name="Index_20_Link">2. <text:s/>Visão Geral do Projeto 4</text:a></text:p>
          <text:p text:style-name="P40"><text:a xlink:type="simple" xlink:href="#__RefHeading___Toc18207465" text:style-name="Index_20_Link" text:visited-style-name="Index_20_Link">2.1 <text:s/>Finalidade, Escopo e Objetivos do Projeto 4</text:a></text:p>
          <text:p text:style-name="P40"><text:a xlink:type="simple" xlink:href="#__RefHeading___Toc18207466" text:style-name="Index_20_Link" text:visited-style-name="Index_20_Link">2.2 <text:s/>Suposições e Restrições 5</text:a></text:p>
          <text:p text:style-name="P40"><text:a xlink:type="simple" xlink:href="#__RefHeading___Toc18207467" text:style-name="Index_20_Link" text:visited-style-name="Index_20_Link">2.3 <text:s/>Produtos Liberados do Projeto 5</text:a></text:p>
          <text:p text:style-name="P40"><text:a xlink:type="simple" xlink:href="#__RefHeading___Toc18207468" text:style-name="Index_20_Link" text:visited-style-name="Index_20_Link">2.4 <text:s/>Evolução do Plano de Desenvolvimento de Software 5</text:a></text:p>
          <text:p text:style-name="P39"><text:a xlink:type="simple" xlink:href="#__RefHeading___Toc18207469" text:style-name="Index_20_Link" text:visited-style-name="Index_20_Link">3. <text:s/>Organização do Projeto 5</text:a></text:p>
          <text:p text:style-name="P40"><text:a xlink:type="simple" xlink:href="#__RefHeading___Toc18207472" text:style-name="Index_20_Link" text:visited-style-name="Index_20_Link">3.1 <text:s/>Papéis e Responsabilidades 5</text:a></text:p>
          <text:p text:style-name="P39"><text:a xlink:type="simple" xlink:href="#__RefHeading___Toc18207473" text:style-name="Index_20_Link" text:visited-style-name="Index_20_Link">4. <text:s/>Processo de Gerenciamento 6</text:a></text:p>
          <text:p text:style-name="P40"><text:a xlink:type="simple" xlink:href="#__RefHeading___Toc18207474" text:style-name="Index_20_Link" text:visited-style-name="Index_20_Link">4.1 <text:s/>Estimativas do Projeto 6</text:a></text:p>
          <text:p text:style-name="P40"><text:a xlink:type="simple" xlink:href="#__RefHeading___Toc18207475" text:style-name="Index_20_Link" text:visited-style-name="Index_20_Link">4.2 <text:s/>Plano de Projeto 6</text:a></text:p>
          <text:p text:style-name="P41"><text:a xlink:type="simple" xlink:href="#__RefHeading___Toc18207476" text:style-name="Index_20_Link" text:visited-style-name="Index_20_Link">4.2.1 <text:s/>Plano de Fases 6</text:a></text:p>
          <text:p text:style-name="P41"><text:a xlink:type="simple" xlink:href="#__RefHeading___Toc18207477" text:style-name="Index_20_Link" text:visited-style-name="Index_20_Link">4.2.2 <text:s/>Objetivos das Iterações 6</text:a></text:p>
          <text:p text:style-name="P41"><text:a xlink:type="simple" xlink:href="#__RefHeading___Toc18207478" text:style-name="Index_20_Link" text:visited-style-name="Index_20_Link">4.2.3 <text:s/>Releases 6</text:a></text:p>
          <text:p text:style-name="P40"><text:a xlink:type="simple" xlink:href="#__RefHeading___Toc18207481" text:style-name="Index_20_Link" text:visited-style-name="Index_20_Link">4.3 <text:s/>Monitoramento e Controle do Projeto 6</text:a></text:p>
        </text:index-body>
      </text:table-of-content>
      <text:h text:style-name="P43" text:outline-level="1"><text:bookmark-start text:name="__RefHeading___Toc509_2504938150"/><text:bookmark-end text:name="__RefHeading___Toc509_2504938150"/></text:h>
      <text:h text:style-name="P47" text:outline-level="1"><text:bookmark-start text:name="__RefHeading___Toc18207458"/>Introdução<text:bookmark-end text:name="__RefHeading___Toc18207458"/></text:h>
      <text:p text:style-name="P30">No presente plano de projeto, descrevemos a proposta para o desenvolvimento de um Sistema de Gerenciamento de Portarias e Comissões para o Instituto Federal da Bahia, campus Eunápolis. Este sistema tem como objetivo otimizar o processo <text:span text:style-name="T22">de</text:span> <text:span text:style-name="T1">gestão</text:span> das portarias emitidas anualmente pela instituição. Atualmente, a gestão das portarias é marcada por ineficiências que dificultam a obtenção rápida de informações cruciais, como a vigência das portarias, a composição das comissões e o acompanhamento dos prazos. A solução proposta visa implementar uma ferramenta digital que melhorará significativamente a acessibilidade e o gerenciamento desses dados, permitindo uma resposta mais ágil, <text:s/>e às necessidades administrativas do campus.</text:p>
      <text:h text:style-name="P50" text:outline-level="2"><text:bookmark-start text:name="__RefHeading___Toc18207459"/><text:soft-page-break/>Finalidade<text:bookmark-end text:name="__RefHeading___Toc18207459"/></text:h>
      <text:p text:style-name="P31">A finalidade do <text:span text:style-name="T11">Plano de Desenvolvimento de Software</text:span> é reunir todas as informações necessárias para controlar o projeto. Ele descreve a abordagem dada ao desenvolvimento do software e é o plano de nível mais alto gerado e usado pelos gerentes para coordenar o esforço de desenvolvimento.</text:p>
      <text:p text:style-name="P31">O <text:span text:style-name="T11">Plano de Desenvolvimento de Software</text:span> é usado por estas pessoas: </text:p>
      <text:list text:style-name="WW8Num10">
        <text:list-item>
          <text:p text:style-name="P55"><text:span text:style-name="T18">O </text:span><text:span text:style-name="Strong_20_Emphasis"><text:span text:style-name="T18">gerente de projeto</text:span></text:span><text:span text:style-name="T18"> utiliza-o para planejar o cronograma do projeto e as necessidades de recursos e para acompanhar o andamento do projeto em relação ao cronograma. </text:span></text:p>
        </text:list-item>
        <text:list-item>
          <text:p text:style-name="P55"><text:span text:style-name="Strong_20_Emphasis"><text:span text:style-name="T18">Membros da equipe do projeto</text:span></text:span><text:span text:style-name="T18"> utilizam-no para entender o que precisam fazer, quando precisam fazê-lo e quais são as outras atividades das quais eles dependem.</text:span></text:p>
        </text:list-item>
      </text:list>
      <text:h text:style-name="P51" text:outline-level="2"><text:bookmark-start text:name="__RefHeading___Toc18207460"/>Escopo<text:bookmark-end text:name="__RefHeading___Toc18207460"/></text:h>
      <text:p text:style-name="P56"><text:span text:style-name="T18">Este </text:span><text:span text:style-name="T19">Plano de Desenvolvimento de Software</text:span><text:span text:style-name="T18"> descreve o plano geral a ser usado pelo projeto <text:s/></text:span><text:span text:style-name="T18"><text:subject>Sistema de Controle de Portarias e Comissões</text:subject></text:span><text:span text:style-name="T18">, incluindo a implantação do produto. Os planos, conforme especificado neste documento, baseiam-se nos requisitos do produto definidos no </text:span><text:span text:style-name="T19">Documento de Visão</text:span><text:span text:style-name="T18">.</text:span></text:p>
      <text:h text:style-name="P52" text:outline-level="2"><text:bookmark-start text:name="__RefHeading___Toc18207463"/><text:span text:style-name="T20">Visão Geral</text:span><text:bookmark-end text:name="__RefHeading___Toc18207463"/></text:h>
      <text:p text:style-name="P31">Este <text:span text:style-name="T11">Plano de Desenvolvimento de Software</text:span> contém as seguintes informações:</text:p>
      <text:p text:style-name="P31">Visão Geral do Projeto — apresenta uma descrição da finalidade, do escopo e dos objetivos do projeto. Também define os produtos que se espera que o projeto libere.</text:p>
      <text:p text:style-name="P31">Organização do Projeto — descreve a estrutura organizacional da equipe do projeto.</text:p>
      <text:h text:style-name="P48" text:outline-level="1"><text:bookmark-start text:name="__RefHeading___Toc18207464"/>Visão Geral do Projeto<text:bookmark-end text:name="__RefHeading___Toc18207464"/></text:h>
      <text:h text:style-name="P51" text:outline-level="2"><text:bookmark-start text:name="__RefHeading___Toc18207465"/>Finalidade, Escopo e Objetivos do Projeto<text:bookmark-end text:name="__RefHeading___Toc18207465"/></text:h>
      <text:p text:style-name="P60"><text:span text:style-name="T7">Anualmente, o Instituto Federal </text:span><text:span text:style-name="T8">da</text:span><text:span text:style-name="T7"> Bahia campus Eunápolis promulga centenas de portarias com diversas finalidades. Algumas portarias possuem prazos, enquanto outras, não; </text:span><text:span text:style-name="T8">a</text:span><text:span text:style-name="T7">lgumas criam comissões permanentes ou temporárias, enquanto outras definem gestores ou fiscais de contrato. As variações são múltiplas. </text:span><text:span text:style-name="T8">Porém, o</text:span> processo atual para criação e controle de portarias <text:span text:style-name="T23">tem carências gerenciais principalmente no que diz respeito à busca eficiente das informações, como por exemplo: se determinada portarias está vigente, conseguir identificar quais comissões um determinado servidor pertence, ou identificar quais portarias estão próximas do prazo de vencimento, entre outras buscas avançadas. Diante disso, esse projeto tem como objetivo a criação de um </text:span><text:span text:style-name="T24">novo </text:span><text:span text:style-name="T23">sistema capaz de suprir as carências no processo de gestão das portarias e comissões.</text:span></text:p>
      <text:h text:style-name="P51" text:outline-level="2"><text:bookmark-start text:name="__RefHeading___Toc18207466"/><text:soft-page-break/>Suposições e Restrições<text:bookmark-end text:name="__RefHeading___Toc18207466"/></text:h>
      <text:p text:style-name="P17">[Uma lista das suposições em que este plano se baseia e de quaisquer restrições como, por exemplo, de orçamento, equipe, equipamento e programação, que se aplicam ao projeto.]</text:p>
      <text:h text:style-name="P51" text:outline-level="2"><text:bookmark-start text:name="__RefHeading___Toc18207467"/>Produtos Liberados do Projeto<text:bookmark-end text:name="__RefHeading___Toc18207467"/></text:h>
      <text:list xml:id="list4225880584" text:style-name="L8">
        <text:list-item>
          <text:p text:style-name="P54">Versão <text:span text:style-name="T25">de</text:span> <text:span text:style-name="T25">demonstração do </text:span>Módulo Pessoa<text:span text:style-name="T25">s </text:span><text:span text:style-name="T29">(0.1.0</text:span><text:span text:style-name="T30">)</text:span></text:p>
        </text:list-item>
        <text:list-item>
          <text:p text:style-name="P61">Versão de demonstração Módulo Pessoas Revisado <text:span text:style-name="T31">(0.1.1)</text:span></text:p>
        </text:list-item>
        <text:list-item>
          <text:p text:style-name="P61">Versão de demonstração do Módulo de Portarias <text:span text:style-name="T32">(0.2.0)</text:span></text:p>
        </text:list-item>
        <text:list-item>
          <text:p text:style-name="P61">Versão de demonstração do Módulo de Portarias Revisado <text:span text:style-name="T32">(0.2.1)</text:span></text:p>
        </text:list-item>
        <text:list-item>
          <text:p text:style-name="P61">Versão de demonstração Módulo de Comissão <text:span text:style-name="T32">(0.3.1) </text:span></text:p>
        </text:list-item>
        <text:list-item>
          <text:p text:style-name="P61">Versão de demonstração do Módulo de Comissão Revisado <text:span text:style-name="T32">(0.3.1)</text:span></text:p>
        </text:list-item>
        <text:list-item>
          <text:p text:style-name="P61">Versão de Teste Geral <text:span text:style-name="T32">(0.4.0)</text:span></text:p>
        </text:list-item>
        <text:list-item>
          <text:p text:style-name="P61">Versão de Teste Geral Revisado <text:span text:style-name="T32">(0.4.1)</text:span></text:p>
        </text:list-item>
        <text:list-item>
          <text:p text:style-name="P61">Versão Alfa <text:span text:style-name="T32">(1.0.0-alfa)</text:span></text:p>
        </text:list-item>
        <text:list-item>
          <text:p text:style-name="P61">Versão Beta <text:span text:style-name="T32">(1.0.0-beta)</text:span></text:p>
        </text:list-item>
        <text:list-item>
          <text:p text:style-name="P61"><text:s/>Versão <text:span text:style-name="T33">Lançamento</text:span> <text:span text:style-name="T26">Final</text:span> <text:span text:style-name="T28">(</text:span>1.0.<text:span text:style-name="T27">0</text:span><text:span text:style-name="T28">)</text:span></text:p>
        </text:list-item>
      </text:list>
      <text:h text:style-name="P51" text:outline-level="2"><text:bookmark-start text:name="__RefHeading___Toc18207468"/>Evolução do Plano de Desenvolvimento de Software<text:bookmark-end text:name="__RefHeading___Toc18207468"/></text:h>
      <text:p text:style-name="P32">O <text:span text:style-name="T11">Plano de Desenvolvimento de Software</text:span> será revisado antes do início de cada fase de Iteração.</text:p>
      <text:h text:style-name="P48" text:outline-level="1"><text:bookmark-start text:name="__RefHeading___Toc18207469"/>Organização do Projeto<text:bookmark-end text:name="__RefHeading___Toc18207469"/></text:h>
      <text:h text:style-name="P51" text:outline-level="2"><text:bookmark-start text:name="__RefHeading___Toc18207472"/>Papéis e Responsabilidades<text:bookmark-end text:name="__RefHeading___Toc18207472"/></text:h>
      <table:table table:name="Tabela2" table:style-name="Tabela2">
        <table:table-column table:style-name="Tabela2.A"/>
        <table:table-column table:style-name="Tabela2.B"/>
        <table:table-row table:style-name="Tabela2.1">
          <table:table-cell table:style-name="Tabela2.A1" office:value-type="string">
            <text:p text:style-name="P20">Pessoa</text:p>
          </table:table-cell>
          <table:table-cell table:style-name="Tabela2.B1" office:value-type="string">
            <text:p text:style-name="P19">Papéis</text:p>
          </table:table-cell>
        </table:table-row>
        <table:table-row table:style-name="Tabela2.1">
          <table:table-cell table:style-name="Tabela2.A2" office:value-type="string">
            <text:p text:style-name="P36">Ícaro </text:p>
          </table:table-cell>
          <table:table-cell table:style-name="Tabela2.B2" office:value-type="string">
            <text:p text:style-name="P38"><text:span text:style-name="T12">Líder do Projeto</text:span>: Responsável pela coordenação geral do projeto, definição de requisitos, comunicação com <text:span text:style-name="T15">stakeholders</text:span>, e supervisão do desenvolvimento.</text:p>
          </table:table-cell>
        </table:table-row>
        <table:table-row table:style-name="Tabela2.1">
          <table:table-cell table:style-name="Tabela2.A2" office:value-type="string">
            <text:p text:style-name="P36">Anderson <text:span text:style-name="T21">P. Silva</text:span></text:p>
          </table:table-cell>
          <table:table-cell table:style-name="Tabela2.B2" office:value-type="string">
            <text:p text:style-name="P38"><text:span text:style-name="T12">Gerente de Desenvolvimento</text:span>: Responsável pelo desenvolvimento das funcionalidades principais, revisão de código, e garantia de qualidade do software.</text:p>
          </table:table-cell>
        </table:table-row>
        <table:table-row table:style-name="Tabela2.1">
          <table:table-cell table:style-name="Tabela2.A2" office:value-type="string">
            <text:p text:style-name="P36">Thiago</text:p>
          </table:table-cell>
          <table:table-cell table:style-name="Tabela2.B2" office:value-type="string">
            <text:p text:style-name="P37"><text:span text:style-name="T12">Desenvolvedor Júnior</text:span>: Responsável por auxiliar na programação de funcionalidades, realizar testes unitários, e ajudar na documentação do sistema.</text:p>
          </table:table-cell>
        </table:table-row>
        <table:table-row table:style-name="Tabela2.5">
          <table:table-cell table:style-name="Tabela2.A2" office:value-type="string">
            <text:p text:style-name="P36">Todos</text:p>
          </table:table-cell>
          <table:table-cell table:style-name="Tabela2.B2" office:value-type="string">
            <text:p text:style-name="P35">Revisar plano de desenvolvimento e propor melhorias.</text:p>
          </table:table-cell>
        </table:table-row>
      </table:table>
      <text:h text:style-name="P49" text:outline-level="1"><text:bookmark-start text:name="__RefHeading___Toc18207473"/><text:soft-page-break/>Processo de Gerenciamento<text:bookmark-end text:name="__RefHeading___Toc18207473"/></text:h>
      <text:h text:style-name="P51" text:outline-level="2"><text:bookmark-start text:name="__RefHeading___Toc18207474"/>Estimativas do Projeto<text:bookmark-end text:name="__RefHeading___Toc18207474"/></text:h>
      <text:list xml:id="list1875734339" text:style-name="L6">
        <text:list-item>
          <text:p text:style-name="P63">Mês 1: Levantamento de Requisitos e Planejamento</text:p>
        </text:list-item>
        <text:list-item>
          <text:p text:style-name="P63"><text:span text:style-name="T24">M</text:span>ês 2-3: Desenvolvimento do Sistema</text:p>
        </text:list-item>
        <text:list-item>
          <text:p text:style-name="P63">Mês 4: Testes e Correções</text:p>
        </text:list-item>
        <text:list-item>
          <text:p text:style-name="P63">Mês 5: Implantação e Treinamento</text:p>
        </text:list-item>
        <text:list-item>
          <text:p text:style-name="P63">Mês 6: Suporte e Manutenção</text:p>
        </text:list-item>
      </text:list>
      <text:h text:style-name="P51" text:outline-level="2"><text:bookmark-start text:name="__RefHeading___Toc18207475"/>Plano de Projeto<text:bookmark-end text:name="__RefHeading___Toc18207475"/></text:h>
      <text:p text:style-name="P33">[Esta seção contém a programação e os recursos do projeto.]</text:p>
      <text:h text:style-name="P53" text:outline-level="3"><text:bookmark-start text:name="__RefHeading___Toc18207476"/>Plano de Fases<text:bookmark-end text:name="__RefHeading___Toc18207476"/></text:h>
      <text:p text:style-name="P33">[Inclua o seguinte:</text:p>
      <text:p text:style-name="P34"><text:span text:style-name="T16"></text:span><text:span text:style-name="T10"> <text:s text:c="4"/></text:span>Estrutura de Divisão de Trabalho (WBS) — opcional para projetos pequenos</text:p>
      <text:p text:style-name="P34"><text:span text:style-name="T16"></text:span><text:span text:style-name="T10"> <text:s text:c="4"/></text:span>uma linha de tempo ou um gráfico de Gantt mostrando o tempo alocado para as fases ou iterações do projeto</text:p>
      <text:p text:style-name="P34"><text:span text:style-name="T16"></text:span><text:span text:style-name="T10"> <text:s text:c="4"/></text:span>identificação dos principais marcos com os respectivos critérios de êxito</text:p>
      <text:p text:style-name="P33">Defina todas as demonstrações e pontos de release importantes.]</text:p>
      <text:h text:style-name="P53" text:outline-level="3"><text:bookmark-start text:name="__RefHeading___Toc18207477"/>Objetivos das Iterações<text:bookmark-end text:name="__RefHeading___Toc18207477"/></text:h>
      <text:p text:style-name="P33">[Liste os objetivos a serem atingidos para cada uma das iterações.]</text:p>
      <text:h text:style-name="P53" text:outline-level="3"><text:bookmark-start text:name="__RefHeading___Toc18207478"/>Releases<text:bookmark-end text:name="__RefHeading___Toc18207478"/></text:h>
      <text:p text:style-name="P33">[Uma breve descrição de cada release de software e se é uma versão beta, de demonstração etc.]</text:p>
      <text:h text:style-name="P51" text:outline-level="2"><text:bookmark-start text:name="__RefHeading___Toc18207481"/>Monitoramento e Controle do Projeto<text:bookmark-end text:name="__RefHeading___Toc18207481"/></text:h>
      <text:p text:style-name="P33"> [Abaixo apresentamos uma lista de verificação de itens a serem considerados:</text:p>
      <text:list text:style-name="WW8Num43">
        <text:list-item>
          <text:p text:style-name="P62">Gerenciamento de Requisitos: especifique as informações e os mecanismos de controle que serão coletados e usados para medir, relatar e controlar mudanças nos requisitos do produto.</text:p>
        </text:list-item>
        <text:list-item>
          <text:p text:style-name="P62">Controle de Cronograma e Orçamento: Descreva a abordagem a ser adotada para monitorar as despesas, tendo em vista o orçamento do projeto e o andamento de acordo com o cronograma planejado. Descreva como executar ações corretivas quando necessário. </text:p>
        </text:list-item>
        <text:list-item>
          <text:p text:style-name="P62">Controle de Qualidade: Descreva o andamento e os métodos a serem usados para controlar a qualidade dos produtos liberados do projeto e como executar ações corretivas quando necessário. Inclua técnicas, métricas, critérios e procedimentos usados para avaliação — isso compreenderá inspeções técnicas, inspeções e revisões. Observe que esses procedimentos são um complemento do Plano de Teste, que não está incluído no Plano de Desenvolvimento de Software.</text:p>
        </text:list-item>
        <text:list-item>
          <text:p text:style-name="P62"><text:soft-page-break/>Relatórios e Métricas: descreva os relatórios internos e externos a serem gerados, e a freqüência e distribuição de publicação. Especifique as métricas que deverão ser coletadas e o porquê.</text:p>
        </text:list-item>
        <text:list-item>
          <text:p text:style-name="P62">Gerenciamento de Riscos: descreva o método que será usado para identificar, analisar, priorizar, monitorar e diminuir os riscos. Inclua uma lista de riscos e seus status atuais.</text:p>
        </text:list-item>
        <text:list-item>
          <text:p text:style-name="P62">Finalização do Projeto: descreva as atividades necessárias para que o projeto seja concluído de forma organizada, incluindo a nova designação da equipe, o arquivamento de materiais do projeto, interrogações e relatórios de post-mortem etc.</text:p>
        </text:list-item>
        <text:list-item>
          <text:p text:style-name="P62">Gerenciamento de Configuração: descreva o processo através do qual os problemas e mudanças são enviados, revisados e organizados. Descreva como os artefatos do produto ou do projeto deverão ser nomeados, marcados e numerados, incluindo hardware, software do sistema, Produtos de Terceiros (COTS), planos, modelos, componentes, software de teste, resultados e dados, executáveis etc. Descreva políticas de retenção e os planos de backup, desastre e recuperação. Descreva também como a mídia deve ser mantida — on-line, off-line, tipo de mídia e formato.</text:p>
        </text:list-item>
        <text:list-item>
          <text:p text:style-name="P62">Resolução de Problemas: descreva o método que será usado para resolver desentendimentos com o cliente, incluindo como lidar com desentendimentos relacionados a contratos, ao escopo do projeto e a atrasos na programação. </text:p>
        </text:list-item>
        <text:list-item>
          <text:p text:style-name="P62">Gerenciamento de Subfornecedores: descreva como os subcontratantes serão gerenciados.</text:p>
        </text:list-item>
        <text:list-item>
          <text:p text:style-name="P62">Plano de Melhoria do Processo: descreva como a eficiência do projeto será avaliada e melhorada.</text:p>
        </text:list-item>
      </text:list>
      <text:p text:style-name="P33">O texto abaixo é fornecido como exemplo.]</text:p>
      <text:p text:style-name="P22">Gerenciamento de Requisitos</text:p>
      <text:p text:style-name="P59">Os requisitos desse sistema são capturados no <text:span text:style-name="T11">Documento de Visão</text:span>. As alterações dos requisitos devem</text:p>
      <text:p text:style-name="Text_20_body"><text:span text:style-name="Strong_20_Emphasis"><text:span text:style-name="T18">Controle de Cronograma e Orçamento</text:span></text:span></text:p>
      <text:p text:style-name="P32">O gerente de projeto mantém uma programação mostrando a data esperada de cada marco. Os itens de linha na programação incluem pacotes de trabalho atribuídos a pessoas. Cada pessoa a quem é atribuído um pacote de trabalho fornece ao gerente do projeto informações sobre o percentual de conclusão das tarefas semanalmente. </text:p>
      <text:p text:style-name="Text_20_body"><text:span text:style-name="Strong_20_Emphasis"><text:span text:style-name="T18">Controle de Qualidade</text:span></text:span></text:p>
      <text:p text:style-name="P32">Os defeitos serão registrados e monitorados como Solicitações de Mudança, e as métricas de defeito serão coletadas (consulte Relatórios e Métricas abaixo).</text:p>
      <text:p text:style-name="P32">Será necessário que todos os produtos liberados sejam submetidos ao processo de revisão adequado. A revisão é necessária para assegurar que cada produto liberado seja de qualidade.</text:p>
      <text:p text:style-name="P32">Todos os defeitos encontrados durante a revisão que não forem corrigidos antes da liberação para integração deverão ser capturados como Solicitações de Mudança para que não sejam esquecidos.</text:p>
      <text:p text:style-name="Text_20_body"><text:span text:style-name="Strong_20_Emphasis"><text:span text:style-name="T18">Gerenciamento de Riscos </text:span></text:span></text:p>
      <text:p text:style-name="P32"><text:soft-page-break/>Os riscos serão identificados na Fase de Iniciação usando os passos identificados na atividade “Identificar e Avaliar Riscos”. Os riscos do projeto serão avaliados pelo menos uma vez em cada iteração e documentados no plano de gerência de riscos.<text:span text:style-name="T9"> </text:span></text:p>
      <text:p text:style-name="Text_20_body"><text:span text:style-name="Strong_20_Emphasis"><text:span text:style-name="T18">Gerenciamento de Configuração</text:span></text:span></text:p>
      <text:p text:style-name="P32">Serão selecionadas ferramentas apropriadas que fornecem um banco de dados de Solicitações de Mudança e um repositório controlado de versões dos artefatos do projeto. </text:p>
      <text:p text:style-name="P32">Todo o código-fonte, os scripts de teste e os arquivos de dados serão incluídos nas baselines. A documentação relacionada ao código-fonte também será incluída na baseline como, por exemplo, a documentação de design. Todos os artefatos de produtos liberados do cliente são incluídos na baseline final da iteração, inclusive os executáveis.</text:p>
      <text:p text:style-name="P32"/>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text-autospace="none"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style:contextual-spacing="false" fo:line-height="150%" fo:keep-together="always" fo:text-indent="0cm" style:auto-text-indent="false"/>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left="1.27cm" fo:margin-right="0cm" fo:margin-top="0.349cm" fo:margin-bottom="0.349cm" style:contextual-spacing="false" fo:text-indent="0cm" style:auto-text-indent="false" style:page-number="auto" fo:keep-with-next="always">
        <style:tab-stops/>
      </style:paragraph-properties>
      <style:text-properties fo:text-transform="uppercase" style:font-name="Liberation Serif1" fo:font-family="'Liberation Serif'" style:font-style-name="Negrito" style:font-family-generic="roman" style:font-pitch="variable" fo:font-size="10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paragraph-properties>
        <style:tab-stops/>
      </style:paragraph-properties>
      <style:text-properties fo:font-variant="normal" fo:text-transform="none" fo:font-size="10pt" style:font-size-asian="10pt" style:font-size-complex="10pt"/>
    </style:style>
    <style:style style:name="Heading_20_3" style:display-name="Heading 3" style:family="paragraph" style:parent-style-name="Heading_20_1" style:next-style-name="Standard" style:default-outline-level="3" style:class="text">
      <style:paragraph-properties>
        <style:tab-stops/>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paragraph-properties>
        <style:tab-stops/>
      </style:paragraph-properties>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ab-stops/>
      </style:paragraph-properties>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tab-stops/>
      </style:paragraph-properties>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423cm" fo:margin-bottom="0.212cm" style:contextual-spacing="false"/>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style:contextual-spacing="false" fo:text-indent="0cm" style:auto-text-indent="false"/>
      <style:text-properties fo:font-style="italic" style:font-style-asian="italic" style:font-style-complex="italic"/>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Blockquote" style:family="paragraph" style:parent-style-name="Standard">
      <style:paragraph-properties fo:margin-left="0.635cm" fo:margin-right="0.635cm" fo:margin-top="0.176cm" fo:margin-bottom="0.176cm" style:contextual-spacing="false" fo:line-height="100%" fo:orphans="2" fo:widows="2" fo:text-indent="0cm" style:auto-text-indent="false"/>
      <style:text-properties fo:font-size="12pt" style:font-size-asian="12pt" style:font-size-complex="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Estrutura_20_do_20_documento" style:display-name="Estrutura do documento" style:family="paragraph" style:parent-style-name="Standard">
      <loext:graphic-properties draw:fill="solid" draw:fill-color="#000080"/>
      <style:paragraph-properties fo:background-color="#000080"/>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style: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loext:opacity="100%" fo:font-style="italic" style:font-style-asian="italic" style:font-style-complex="italic"/>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style:contextual-spacing="false" fo:orphans="2" fo:widows="2" fo:text-indent="0cm"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font-size-complex="10pt"/>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Internal" style:family="text" style:parent-style-name="Fonte_20_parág._20_padrão">
      <style:text-properties fo:color="#ff000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Mark" style:family="text">
      <style:text-properties fo:color="#800080" loext:opacity="10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loext:opacity="1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loext:opacity="100%"/>
    </style:style>
    <style:style style:name="tw4winPopup" style:family="text">
      <style:text-properties fo:color="#00800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Jump" style:family="text">
      <style:text-properties fo:color="#008080" loext:opacity="100%" style:font-name="Courier New" fo:font-family="'Courier New'" style:font-family-generic="modern" style:language-asian="none" style:country-asian="none" style:font-name-complex="Courier New" style:font-family-complex="'Courier New'" style:font-family-generic-complex="modern"/>
    </style:style>
    <style:style style:name="DO_5f_NOT_5f_TRANSLATE" style:display-name="DO_NOT_TRANSLATE" style:family="text">
      <style:text-properties fo:color="#800000" loext:opacity="100%" style:font-name="Courier New" fo:font-family="'Courier New'" style:font-family-generic="modern" style:language-asian="none" style:country-asian="none" style:font-name-complex="Courier New" style:font-family-complex="'Courier New'" style:font-family-generic-complex="moder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27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imes New Roman"/>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1"/>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Times New Roman"/>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1"/>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imes New Roman"/>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1"/>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Times New Roman"/>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1"/>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loext:num-list-format="?"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loext:num-list-format="?%1%" style:num-prefix="?" text:bullet-char="?">
        <style:list-level-properties text:min-label-width="0.762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prefix="?" style:num-format="1">
        <style:list-level-properties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pt" number:country="BR">
      <number:year number:style="long"/>
    </number:date-style>
    <style:default-page-layout>
      <style:page-layout-properties style:writing-mode="lr-tb" style:layout-grid-standard-mode="true"/>
    </style:default-page-layout>
  </office:styles>
  <office:automatic-styles>
    <style:style style:name="Tabela4" style:family="table">
      <style:table-properties style:width="16.859cm" fo:margin-left="-0.191cm" table:align="left" style:writing-mode="lr-tb"/>
    </style:style>
    <style:style style:name="Tabela4.A" style:family="table-column">
      <style:table-column-properties style:column-width="11.252cm"/>
    </style:style>
    <style:style style:name="Tabela4.B" style:family="table-column">
      <style:table-column-properties style:column-width="5.607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pt" fo:country="BR"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fo:language="pt" fo:country="BR"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language="pt" fo:country="BR"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language="pt" fo:country="BR" fo:font-weight="bold" style:font-size-asian="12pt" style:font-weight-asian="bold" style:font-name-complex="Arial" style:font-size-complex="12pt" style:font-weight-complex="bold"/>
    </style:style>
    <style:style style:name="MP5" style:family="paragraph" style:parent-style-name="Header">
      <style:text-properties fo:font-size="12pt" fo:language="pt" fo:country="BR" style:font-size-asian="12pt" style:font-size-complex="12pt"/>
    </style:style>
    <style:style style:name="MP6" style:family="paragraph" style:parent-style-name="Standard">
      <style:text-properties fo:language="pt" fo:country="BR"/>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MP8" style:family="paragraph" style:parent-style-name="Header">
      <style:text-properties fo:language="pt" fo:country="BR"/>
    </style:style>
    <style:style style:name="MP9" style:family="paragraph" style:parent-style-name="Standard">
      <style:paragraph-properties fo:margin-left="0cm" fo:margin-right="0.635cm" fo:text-indent="0cm" style:auto-text-indent="false"/>
      <style:text-properties fo:language="pt" fo:country="BR"/>
    </style:style>
    <style:style style:name="MP10" style:family="paragraph" style:parent-style-name="Standard">
      <style:paragraph-properties fo:text-align="center" style:justify-single-word="false"/>
      <style:text-properties fo:language="pt" fo:country="BR"/>
    </style:style>
    <style:style style:name="MP11" style:family="paragraph" style:parent-style-name="Standard">
      <style:paragraph-properties fo:text-align="end" style:justify-single-word="false"/>
    </style:style>
    <style:style style:name="MP12" style:family="paragraph" style:parent-style-name="Footer">
      <style:text-properties fo:language="pt" fo:country="BR"/>
    </style:style>
    <style:style style:name="MT1" style:family="text">
      <style:text-properties officeooo:rsid="001b0c57"/>
    </style:style>
    <style:style style:name="MT2" style:family="text">
      <style:text-properties officeooo:rsid="0021e70a"/>
    </style:style>
    <style:style style:name="MT3" style:family="text">
      <style:text-properties officeooo:rsid="001a63d6"/>
    </style:style>
    <style:style style:name="MT4" style:family="text">
      <style:text-properties officeooo:rsid="001cb875"/>
    </style:style>
    <style:style style:name="MT5" style:family="text">
      <style:text-properties style:font-name="Symbol1" style:font-name-asian="Symbol1" style:font-name-complex="Symbol1"/>
    </style:style>
    <style:style style:name="MT6" style:family="text">
      <style:text-properties style:font-name="Liberation Sans" style:font-name-asian="Symbol1" style:font-name-complex="Symbol1"/>
    </style:style>
    <style:style style:name="MT7"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variable-decls>
          <text:variable-decl office:value-type="string" text:name="Company"/>
        </text:variable-decls>
        <text:p text:style-name="MP1"/>
        <text:p text:style-name="MP2"/>
        <text:p text:style-name="MP3"><text:variable-set text:name="Company" office:value-type="string">IATech Solutions</text:variable-set></text:p>
        <text:p text:style-name="MP4"/>
        <text:p text:style-name="MP5"/>
      </style:header>
    </style:master-page>
    <style:master-page style:name="Converter_20_1" style:display-name="Converter 1" style:page-layout-name="Mpm2" draw:style-name="Mdp1">
      <style:header>
        <table:table table:name="Tabela4" table:style-name="Tabela4">
          <table:table-column table:style-name="Tabela4.A"/>
          <table:table-column table:style-name="Tabela4.B"/>
          <table:table-row table:style-name="Tabela4.1">
            <table:table-cell table:style-name="Tabela4.A1" office:value-type="string">
              <text:p text:style-name="MP6"><text:subject>Sistema de Controle de Portarias e Comissões</text:subject></text:p>
            </table:table-cell>
            <table:table-cell table:style-name="Tabela4.A1" office:value-type="string">
              <text:p text:style-name="MP7">Versão: <text:variable-get text:name="Version">2.0</text:variable-get></text:p>
            </table:table-cell>
          </table:table-row>
          <table:table-row table:style-name="Tabela4.1">
            <table:table-cell table:style-name="Tabela4.A1" office:value-type="string">
              <text:p text:style-name="MP6"><text:title>Plano de Desenvolvimento de Software</text:title></text:p>
            </table:table-cell>
            <table:table-cell table:style-name="Tabela4.A1" office:value-type="string">
              <text:p text:style-name="MP6">Data: <text:date style:data-style-name="N36" text:date-value="2024-08-18T12:57:43.271970790" text:fixed="true">18/08/2024</text:date></text:p>
            </table:table-cell>
          </table:table-row>
          <table:table-row table:style-name="Tabela4.1">
            <table:table-cell table:style-name="Tabela4.A1" table:number-columns-spanned="2" office:value-type="string">
              <text:p text:style-name="MP6"><text:span text:style-name="MT1">PDS-SCP</text:span><text:span text:style-name="MT2">C</text:span><text:span text:style-name="MT3"> </text:span><text:span text:style-name="MT4">nº </text:span><text:editing-cycles>30</text:editing-cycles></text:p>
            </table:table-cell>
            <table:covered-table-cell/>
          </table:table-row>
        </table:table>
        <text:p text:style-name="MP8"/>
      </style:header>
      <style:footer>
        <table:table table:name="Tabela3" table:style-name="Tabela3">
          <table:table-column table:style-name="Tabela3.A" table:number-columns-repeated="3"/>
          <table:table-row table:style-name="Tabela3.1">
            <table:table-cell table:style-name="Tabela3.A1" office:value-type="string">
              <text:p text:style-name="MP9">Confidencial</text:p>
            </table:table-cell>
            <table:table-cell table:style-name="Tabela3.A1" office:value-type="string">
              <text:p text:style-name="MP10"><text:span text:style-name="MT5"></text:span><text:span text:style-name="MT6"><text:user-defined style:data-style-name="N0" text:name="Company">IATech Solutions</text:user-defined></text:span>, <text:date style:data-style-name="N107" text:date-value="2024-08-18T15:27:58.739107819">2024</text:date></text:p>
            </table:table-cell>
            <table:table-cell table:style-name="Tabela3.A1" office:value-type="string">
              <text:p text:style-name="MP11"><text:span text:style-name="MT7">Página </text:span><text:span text:style-name="Page_20_Number"><text:span text:style-name="MT7"><text:page-number text:select-page="current">8</text:page-number></text:span></text:span><text:span text:style-name="Page_20_Number"><text:span text:style-name="MT7"><text:s/>de </text:span></text:span><text:span text:style-name="Page_20_Number"><text:span text:style-name="MT7"><text:page-count style:num-format="1">8</text:page-count></text:span></text:span></text:p>
            </table:table-cell>
          </table:table-row>
        </table:table>
        <text:p text:style-name="MP1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lano de Desenvolvimento de Software</dc:title>
    <dc:subject>Sistema de Controle de Portarias e Comissões</dc:subject>
    <meta:creation-date>2024-08-02T23:04:27.956547409</meta:creation-date>
    <dc:creator>Anderson Passos Silva</dc:creator>
    <dc:date>2024-08-18T15:27:58.701465034</dc:date>
    <meta:editing-cycles>30</meta:editing-cycles>
    <meta:editing-duration>PT4H20M1S</meta:editing-duration>
    <meta:generator>LibreOffice/7.4.7.2$Linux_X86_64 LibreOffice_project/40$Build-2</meta:generator>
    <meta:document-statistic meta:table-count="4" meta:image-count="0" meta:object-count="0" meta:page-count="8" meta:paragraph-count="133" meta:word-count="1650" meta:character-count="10808" meta:non-whitespace-character-count="9288"/>
    <meta:user-defined meta:name="Company">IATech Solutions</meta:user-defined>
  </office:meta>
</office:document-meta>
</file>